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6cm" fo:min-width="13.916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1.466cm" fo:min-width="13.916cm"/>
    </style:style>
    <style:style style:name="gr3" style:family="graphic" style:parent-style-name="standard">
      <style:graphic-properties draw:fill="solid" draw:fill-color="#ffaa95" draw:textarea-horizontal-align="justify" draw:textarea-vertical-align="middle" draw:auto-grow-height="false" fo:min-height="1.466cm" fo:min-width="13.916cm"/>
    </style:style>
    <style:style style:name="gr4" style:family="graphic" style:parent-style-name="standard">
      <style:graphic-properties draw:fill="solid" draw:fill-color="#d4ea6b" draw:textarea-horizontal-align="justify" draw:textarea-vertical-align="middle" draw:auto-grow-height="false" fo:min-height="3cm" fo:min-width="3.55cm"/>
    </style:style>
    <style:style style:name="gr5" style:family="graphic" style:parent-style-name="standard">
      <style:graphic-properties draw:fill="solid" draw:fill-color="#ffff6d" draw:textarea-horizontal-align="justify" draw:textarea-vertical-align="middle" draw:auto-grow-height="false" fo:min-height="2.424cm" fo:min-width="0.674cm"/>
    </style:style>
    <style:style style:name="gr6" style:family="graphic" style:parent-style-name="standard">
      <style:graphic-properties draw:fill="solid" draw:fill-color="#ffff6d" draw:textarea-horizontal-align="justify" draw:textarea-vertical-align="middle" draw:auto-grow-height="false" fo:min-height="2.454cm" fo:min-width="0.40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solid" draw:fill-color="#ffaa95"/>
      <style:paragraph-properties fo:text-align="center"/>
    </style:style>
    <style:style style:name="P4" style:family="paragraph">
      <loext:graphic-properties draw:fill="solid" draw:fill-color="#d4ea6b"/>
      <style:paragraph-properties fo:text-align="center"/>
    </style:style>
    <style:style style:name="P5" style:family="paragraph">
      <loext:graphic-properties draw:fill="solid" draw:fill-color="#ffff6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4.6cm" svg:height="1.9cm" svg:x="2.5cm" svg:y="1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4.6cm" svg:height="1.9cm" svg:x="2.5cm" svg:y="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4.6cm" svg:height="1.9cm" svg:x="2.5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4cm" svg:height="3.6cm" svg:x="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4cm" svg:height="3.6cm" svg:x="7.6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4cm" svg:height="3.6cm" svg:x="1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3cm" svg:height="2.8cm" svg:x="3cm" svg:y="1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3cm" svg:height="2.8cm" svg:x="5.1cm" svg:y="1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cm" svg:height="2.8cm" svg:x="7.9cm" svg:y="1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3cm" svg:height="2.8cm" svg:x="14.3cm" svg:y="1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cm" svg:height="2.8cm" svg:x="9.3cm" svg:y="1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cm" svg:height="2.8cm" svg:x="10.6cm" svg:y="1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4T16:40:22.288439780</meta:creation-date>
    <dc:date>2021-03-25T10:07:56.673749915</dc:date>
    <meta:editing-duration>PT17H17M24S</meta:editing-duration>
    <meta:editing-cycles>1</meta:editing-cycles>
    <meta:document-statistic meta:object-count="12"/>
    <meta:generator>LibreOffice/6.1.5.2$Linux_X86_64 LibreOffice_project/10$Build-2</meta:generator>
  </office:meta>
</office:document-meta>
</file>